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459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erif" fo:font-size="10.5pt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8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italic" fo:font-weight="normal" style:font-size-asian="10.5pt" style:font-style-asian="italic" style:font-size-complex="10.5pt" style:font-style-complex="italic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10<text:span text:style-name="T2">th</text:span> <text:s/>SEPTEMBER 2013 Time : 10.30 AM to 12.45 PM; GMRT conference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CPK, NMS, SNK,DBB,SSS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1528465984" text:style-name="L1">
              <text:list-item>
                <text:p text:style-name="P7">RRU updated Online_v2 program has been ported on Dell machine. 2 sec back ground </text:p>
                <text:p text:style-name="P7">monitoring is working fine on Dell machine, 1 sec back ground monitoring is giving problem on Dell machine. Fine tuned various <text:s/>N/W parameters like tcp_rmem,tcp_wmem,SO_RCVBUF but 1 sec didn't work.</text:p>
                <text:p text:style-name="P8">Dell machine is Ubuntu 12.04 LTS ( 64 bit ).</text:p>
                <text:p text:style-name="P8">Online_v2 is working with 1 sec back ground monitoring fine on incms machine ( Ubuntu 11.04-32 bit ).</text:p>
                <text:p text:style-name="P7">DAS interfacing document circulated.</text:p>
                <text:p text:style-name="P7">NGK suggested start-stop command for background monitoring.</text:p>
                <text:p text:style-name="P7">RRU briefed about the communication protocol meeting held with TCS.</text:p>
                <text:p text:style-name="P7"/>
              </text:list-item>
              <text:list-item>
                <text:p text:style-name="P7">SSS updated that he is working on mapping of procedure with FORTRAN code.</text:p>
                <text:p text:style-name="P7">He has prepared document, explaining about various procedure like SNDSACSRC. </text:p>
                <text:p text:style-name="P7"/>
              </text:list-item>
              <text:list-item>
                <text:p text:style-name="P7">NMS updated that he is working on <text:s/>GUI to include digital back-end, correlator, pulsar commands.</text:p>
                <text:p text:style-name="P7">NGK asked about web server hosting on MCM card.</text:p>
                <text:p text:style-name="P7"/>
              </text:list-item>
              <text:list-item>
                <text:p text:style-name="P7">CPK updated he is working on finding proper Server class machine &amp; L3 N/W switch. </text:p>
                <text:p text:style-name="P7">CPK informed that this week we will busy preparing poster &amp; slides for 15<text:span text:style-name="T2">th</text:span> September.</text:p>
                <text:p text:style-name="P7"/>
              </text:list-item>
              <text:list-item>
                <text:p text:style-name="P7">DBB updated that he has working on astronomical library to do a comparative study.</text:p>
                <text:p text:style-name="P7">- will write small program to check the precision.</text:p>
                <text:p text:style-name="P7">- NGK asked DBB to write small utility.</text:p>
                <text:p text:style-name="P7"/>
              </text:list-item>
              <text:list-item>
                <text:p text:style-name="P7">SNK updated that he is working on making templates. Few templates are ready. </text:p>
                <text:p text:style-name="P7">SNK displayed some of the templates.</text:p>
                <text:p text:style-name="P7"/>
              </text:list-item>
              <text:list-item>
                <text:p text:style-name="P7">NGK informed that Servo calculations will be part of Online_v2 program.</text:p>
                <text:p text:style-name="P7">NGK suggested think of Ethernet broadcast so as to send command to all 30 Antenna in a one go.</text:p>
                <text:p text:style-name="P7">NGK asked to shift the present Online source onto <text:span text:style-name="T5">incms</text:span> machine.</text:p>
                <text:p text:style-name="P7"/>
                <text:p text:style-name="P7"/>
                <text:p text:style-name="P7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9-10T18:36:13</dc:date>
    <dc:creator>teleset </dc:creator>
    <meta:editing-duration>PT22H33M56S</meta:editing-duration>
    <meta:editing-cycles>306</meta:editing-cycles>
    <meta:generator>LibreOffice/3.4$Linux LibreOffice_project/340m1$Build-602</meta:generator>
    <meta:document-statistic meta:table-count="1" meta:image-count="0" meta:object-count="0" meta:page-count="1" meta:paragraph-count="36" meta:word-count="332" meta:character-count="1896" meta:non-whitespace-character-count="1592"/>
  </office:meta>
</office:document-meta>
</file>